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paragraph-rsid="0007fb46"/>
    </style:style>
    <style:style style:name="P4" style:family="paragraph" style:parent-style-name="Standard">
      <style:text-properties officeooo:paragraph-rsid="000de237"/>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line-height="100%"/>
      <style:text-properties fo:font-style="italic" officeooo:rsid="001292dc" officeooo:paragraph-rsid="001292dc" style:font-style-asian="italic" style:font-style-complex="italic"/>
    </style:style>
    <style:style style:name="P7" style:family="paragraph" style:parent-style-name="Standard">
      <style:paragraph-properties fo:line-height="100%"/>
      <style:text-properties fo:font-style="italic" style:font-style-asian="italic" style:font-style-complex="italic"/>
    </style:style>
    <style:style style:name="P8" style:family="paragraph" style:parent-style-name="Standard">
      <style:paragraph-properties fo:line-height="100%"/>
      <style:text-properties fo:font-style="italic" officeooo:paragraph-rsid="0007fb46" style:font-style-asian="italic" style:font-style-complex="italic"/>
    </style:style>
    <style:style style:name="P9" style:family="paragraph" style:parent-style-name="Standard">
      <style:text-properties fo:font-style="italic" officeooo:rsid="001587fc" officeooo:paragraph-rsid="001587fc" style:font-style-asian="italic" style:font-style-complex="italic"/>
    </style:style>
    <style:style style:name="P10" style:family="paragraph" style:parent-style-name="Standard">
      <style:text-properties fo:font-style="italic" officeooo:paragraph-rsid="000a98bf" style:font-style-asian="italic" style:font-style-complex="italic"/>
    </style:style>
    <style:style style:name="P11" style:family="paragraph" style:parent-style-name="Standard">
      <style:text-properties fo:font-style="italic" officeooo:rsid="0013fdc0" officeooo:paragraph-rsid="0013fdc0" style:font-style-asian="italic" style:font-style-complex="italic"/>
    </style:style>
    <style:style style:name="P12" style:family="paragraph" style:parent-style-name="Standard">
      <style:text-properties fo:font-style="italic" officeooo:paragraph-rsid="000de237" style:font-style-asian="italic" style:font-style-complex="italic"/>
    </style:style>
    <style:style style:name="P13" style:family="paragraph" style:parent-style-name="Standard">
      <style:text-properties fo:font-style="italic" officeooo:paragraph-rsid="000f1c07" style:font-style-asian="italic" style:font-style-complex="italic"/>
    </style:style>
    <style:style style:name="P14" style:family="paragraph" style:parent-style-name="Standard">
      <style:text-properties fo:font-style="italic" officeooo:paragraph-rsid="001736bb" style:font-style-asian="italic" style:font-style-complex="italic"/>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paragraph-rsid="000f1c07" style:font-weight-asian="bold" style:font-weight-complex="bold"/>
    </style:style>
    <style:style style:name="P18" style:family="paragraph" style:parent-style-name="Standard">
      <style:text-properties fo:font-weight="bold" officeooo:paragraph-rsid="000a98bf" style:font-weight-asian="bold" style:font-weight-complex="bold"/>
    </style:style>
    <style:style style:name="P19" style:family="paragraph" style:parent-style-name="Standard">
      <style:text-properties fo:font-weight="bold" officeooo:paragraph-rsid="0007fb46" style:font-weight-asian="bold" style:font-weight-complex="bold"/>
    </style:style>
    <style:style style:name="T1" style:family="text">
      <style:text-properties officeooo:rsid="0006466f"/>
    </style:style>
    <style:style style:name="T2" style:family="text">
      <style:text-properties officeooo:rsid="0007fb46"/>
    </style:style>
    <style:style style:name="T3" style:family="text">
      <style:text-properties officeooo:rsid="00097bb2"/>
    </style:style>
    <style:style style:name="T4" style:family="text">
      <style:text-properties officeooo:rsid="000a98bf"/>
    </style:style>
    <style:style style:name="T5" style:family="text">
      <style:text-properties officeooo:rsid="000c0159"/>
    </style:style>
    <style:style style:name="T6" style:family="text">
      <style:text-properties officeooo:rsid="000f1c07"/>
    </style:style>
    <style:style style:name="T7" style:family="text">
      <style:text-properties officeooo:rsid="0010a42d"/>
    </style:style>
    <style:style style:name="T8" style:family="text">
      <style:text-properties officeooo:rsid="001292dc"/>
    </style:style>
    <style:style style:name="T9" style:family="text">
      <style:text-properties officeooo:rsid="0013fdc0"/>
    </style:style>
    <style:style style:name="T10" style:family="text">
      <style:text-properties officeooo:rsid="001587fc"/>
    </style:style>
    <style:style style:name="T11" style:family="text">
      <style:text-properties officeooo:rsid="0016e41e"/>
    </style:style>
    <style:style style:name="T12" style:family="text">
      <style:text-properties officeooo:rsid="0018dbf1"/>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rrett Hill and Eric Fields</text:p>
      <text:p text:style-name="Standard">CMSC388Z</text:p>
      <text:p text:style-name="Standard">11/16/21</text:p>
      <text:p text:style-name="P1">Project Milestone 1</text:p>
      <text:p text:style-name="Standard"/>
      <text:p text:style-name="P16">1. What have you accomplished so far?</text:p>
      <text:p text:style-name="P16"/>
      <text:p text:style-name="P6">Garrett has written the code that sends requests and receives responses from the Genius api. This code takes in some artist’s name (as well as other search parameters) as an argument, and stores the first ten results for that artist on Genius. For each result, the song title and lyrics are placed as a key/value pair into a HashMap. This HashMap is returned once all results are obtained.</text:p>
      <text:p text:style-name="P7"/>
      <text:p text:style-name="P8"><text:span text:style-name="T2">Eric </text:span><text:span text:style-name="T1">w</text:span>rote code to <text:span text:style-name="T7">parse the</text:span> <text:span text:style-name="T1">text</text:span> output from <text:span text:style-name="T1">the </text:span><text:span text:style-name="T8">G</text:span>enius <text:span text:style-name="T1">a</text:span>pi. <text:span text:style-name="T1">This code establishes</text:span> the structures for creating an artist and storing their songs. Each song contains a vector of structures, and each structure contains a vector of the strings corresponding to the lines of lyrics in that structure.</text:p>
      <text:p text:style-name="P3"/>
      <text:p text:style-name="P19">2. What will you do next?</text:p>
      <text:p text:style-name="P16"/>
      <text:p text:style-name="P9">Garrett is continuing to fix ongoing bugs with the genius api, and is researching crates that would be appropriate for more rigorous lyrical analysis methods. Once he determines an appropriate setup, he will proceed with Eric <text:span text:style-name="T11">in implementing</text:span> the data analysis.</text:p>
      <text:p text:style-name="P5"/>
      <text:p text:style-name="P10"><text:span text:style-name="T3">Eric </text:span><text:span text:style-name="T2">will w</text:span>ork with the format of the output from genius to store all words in structures cleanly, so that they can be compared. <text:span text:style-name="T3">He will also </text:span>make sure that the titles and structure types are stored correctly, <text:span text:style-name="T4">and</text:span> begin writing functions for analyzing the lyrical content of a structure</text:p>
      <text:p text:style-name="P10"/>
      <text:p text:style-name="P18">3. What unexpected obstacles did you encounter?</text:p>
      <text:p text:style-name="P18"/>
      <text:p text:style-name="P11">Garrett initially struggled to satisfy dependencies in the code <text:span text:style-name="T10">as a result of new crate installations</text:span>, and continued to struggle in getting the unfamiliar asynchronous methods working.</text:p>
      <text:p text:style-name="P11"/>
      <text:p text:style-name="P11">He is also currently struggling to diagnose an issue related to empty return values from the Genius api. His search is correctly returning the top 10 songs, parsing the urls that lead to those songs, and querying for that page’s lyrics. The api even responds that a result was found, but the result it returns is just an empty vector.</text:p>
      <text:p text:style-name="P5"/>
      <text:p text:style-name="P12"><text:span text:style-name="T5">Eric</text:span> can’t get rust to find proc_macro crate, so he cannot compile/run the code for getting the <text:span text:style-name="T9">G</text:span>enius responses yet.</text:p>
      <text:p text:style-name="P4"><text:line-break/><text:span text:style-name="T14">4. Which of your goals do you currently expect to meet?</text:span></text:p>
      <text:p text:style-name="P15"/>
      <text:p text:style-name="P13"><text:span text:style-name="T6">We fully expect</text:span> <text:span text:style-name="T6">to satisfy our</text:span> 100% <text:span text:style-name="T6">goal,</text:span> and <text:span text:style-name="T6">we are still planning to</text:span> incorporat<text:span text:style-name="T6">e</text:span> natural language processing. <text:span text:style-name="T6">However, we are</text:span> not sure how <text:span text:style-name="T12">successful we will be in our implementation of this</text:span>.</text:p>
      <text:p text:style-name="P17"><text:line-break/>5. what's the link to the repo of your project?</text:p>
      <text:p text:style-name="P14"><text:tab/></text:p>
      <text:p text:style-name="P14">https://github.com/gahill18/ghef_388z.g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meta:creation-date>2021-11-16T10:31:00Z</meta:creation-date>
    <dc:date>2021-11-20T18:00:05.878928150</dc:date>
    <meta:editing-cycles>20</meta:editing-cycles>
    <meta:editing-duration>PT27M25S</meta:editing-duration>
    <meta:document-statistic meta:table-count="0" meta:image-count="0" meta:object-count="0" meta:page-count="1" meta:paragraph-count="19" meta:word-count="401" meta:character-count="2379" meta:non-whitespace-character-count="1993"/>
    <meta:template xlink:type="simple" xlink:actuate="onRequest" xlink:title="" xlink:href="Normal.dotm"/>
  </office:meta>
</office:document-meta>
</file>